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f6fc2"/>
    </style:style>
    <style:style style:name="P2" style:family="paragraph" style:parent-style-name="Standard">
      <style:text-properties officeooo:paragraph-rsid="001e1f26"/>
    </style:style>
    <style:style style:name="P3" style:family="paragraph" style:parent-style-name="Standard">
      <style:text-properties officeooo:paragraph-rsid="0024d3fb"/>
    </style:style>
    <style:style style:name="P4" style:family="paragraph" style:parent-style-name="Standard">
      <style:text-properties officeooo:rsid="002c673e" officeooo:paragraph-rsid="002c673e"/>
    </style:style>
    <style:style style:name="P5" style:family="paragraph" style:parent-style-name="Standard">
      <style:text-properties officeooo:paragraph-rsid="002c673e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officeooo:paragraph-rsid="0024d3fb" style:font-size-asian="9pt" style:font-style-asian="normal" style:font-weight-asian="normal" style:text-emphasize="none"/>
    </style:style>
    <style:style style:name="P7" style:family="paragraph" style:parent-style-name="Standard">
      <style:text-properties officeooo:rsid="001e1f26" officeooo:paragraph-rsid="001e1f26"/>
    </style:style>
    <style:style style:name="P8" style:family="paragraph" style:parent-style-name="Standard">
      <style:text-properties officeooo:paragraph-rsid="001f6fc2"/>
    </style:style>
    <style:style style:name="P9" style:family="paragraph" style:parent-style-name="Standard">
      <style:text-properties officeooo:paragraph-rsid="00313ee9"/>
    </style:style>
    <style:style style:name="P10" style:family="paragraph" style:parent-style-name="Standard">
      <style:text-properties officeooo:rsid="002c673e" officeooo:paragraph-rsid="001f6fc2"/>
    </style:style>
    <style:style style:name="P11" style:family="paragraph" style:parent-style-name="Standard">
      <style:text-properties officeooo:paragraph-rsid="0024d3fb"/>
    </style:style>
    <style:style style:name="P12" style:family="paragraph" style:parent-style-name="Standard">
      <style:text-properties officeooo:rsid="001a84bd" officeooo:paragraph-rsid="001f6fc2"/>
    </style:style>
    <style:style style:name="T1" style:family="text">
      <style:text-properties officeooo:rsid="001be0f8"/>
    </style:style>
    <style:style style:name="T2" style:family="text">
      <style:text-properties officeooo:rsid="001e9c6c"/>
    </style:style>
    <style:style style:name="T3" style:family="text">
      <style:text-properties officeooo:rsid="001f6fc2"/>
    </style:style>
    <style:style style:name="T4" style:family="text">
      <style:text-properties officeooo:rsid="0021313e"/>
    </style:style>
    <style:style style:name="T5" style:family="text">
      <style:text-properties fo:color="#595959" fo:font-size="10pt" fo:font-style="italic" officeooo:rsid="0021313e" style:font-size-asian="10pt" style:font-style-asian="italic" style:font-size-complex="10pt"/>
    </style:style>
    <style:style style:name="T6" style:family="text"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T7" style:family="text">
      <style:text-properties officeooo:rsid="00234f53"/>
    </style:style>
    <style:style style:name="T8" style:family="text">
      <style:text-properties officeooo:rsid="00293377"/>
    </style:style>
    <style:style style:name="T9" style:family="text">
      <style:text-properties officeooo:rsid="002eaf03"/>
    </style:style>
    <style:style style:name="T10" style:family="text">
      <style:text-properties officeooo:rsid="001f9758"/>
    </style:style>
    <style:style style:name="T11" style:family="text">
      <style:text-properties officeooo:rsid="001fbc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<text:span text:style-name="T3">rappel demande de photos, images</text:span></text:p>
      <text:p text:style-name="P9">- <text:span text:style-name="T10">grd choix de sources d'images, plusieurs images de grande taille</text:span></text:p>
      <text:p text:style-name="P1">- <text:span text:style-name="T8">cohérence graphique av nouveau poster</text:span></text:p>
      <text:p text:style-name="P1"/>
      <text:p text:style-name="P9">- <text:span text:style-name="T11">Texte d'accroche ?</text:span></text:p>
      <text:p text:style-name="P1"/>
      <text:p text:style-name="P9">- <text:span text:style-name="T1">PDF programme</text:span></text:p>
      <text:p text:style-name="P10"/>
      <text:p text:style-name="P4"/>
      <text:p text:style-name="P3">- <text:span text:style-name="T7">lien ou page contact</text:span></text:p>
      <text:p text:style-name="P9">- <text:span text:style-name="T9">contact : ajout, liens, page, ds menu ?</text:span></text:p>
      <text:p text:style-name="P3"/>
      <text:p text:style-name="P3"/>
      <text:p text:style-name="P5">-<text:span text:style-name="T2"> afficher les comités scientif et orga dans une pages ou sur la première page ?</text:span></text:p>
      <text:p text:style-name="P1"/>
      <text:p text:style-name="Standard"/>
      <text:p text:style-name="Standard"/>
      <text:p text:style-name="Standard"/>
      <text:p text:style-name="Standard"/>
      <text:p text:style-name="P7">- analyse existant pr voir en eng</text:p>
      <text:p text:style-name="P2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5:27:07.485280749</meta:creation-date>
    <dc:date>2016-02-24T10:58:53.977285371</dc:date>
    <meta:editing-duration>PT7H23M33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67" meta:character-count="350" meta:non-whitespace-character-count="292"/>
  </office:meta>
</office:document-meta>
</file>